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Normal">
      <style:paragraph-properties fo:margin-left="0cm" fo:margin-right="0cm" fo:margin-top="0cm" fo:margin-bottom="0.092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6254dd"/>
    </style:style>
    <style:style style:name="P6" style:family="paragraph" style:parent-style-name="Normal" style:master-page-name="First_20_Page">
      <style:paragraph-properties fo:margin-left="5.736cm" fo:margin-right="5.554cm" fo:margin-top="0cm" fo:margin-bottom="0.037cm" style:contextual-spacing="false" fo:line-height="150%" fo:text-align="center" style:justify-single-word="false" fo:text-indent="0cm" style:auto-text-indent="false" style:page-number="1">
        <style:tab-stops/>
      </style:paragraph-properties>
      <style:text-properties officeooo:paragraph-rsid="006254dd"/>
    </style:style>
    <style:style style:name="P7" style:family="paragraph" style:parent-style-name="Standard">
      <style:text-properties officeooo:paragraph-rsid="007769f4"/>
    </style:style>
    <style:style style:name="P8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10" style:family="paragraph">
      <loext:graphic-properties draw:fill="none"/>
      <style:paragraph-properties fo:text-align="start" style:writing-mode="lr-tb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7769f4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2pt" officeooo:rsid="0056efde" style:font-size-asian="12pt"/>
    </style:style>
    <style:style style:name="T6" style:family="text">
      <style:text-properties fo:color="#000000" loext:opacity="100%" fo:font-size="14pt" officeooo:rsid="0069d20e" style:font-size-asian="14pt" style:font-size-complex="14pt"/>
    </style:style>
    <style:style style:name="T7" style:family="text">
      <style:text-properties fo:color="#000000" loext:opacity="100%" officeooo:rsid="006fdc47"/>
    </style:style>
    <style:style style:name="T8" style:family="text">
      <style:text-properties fo:color="#000000" loext:opacity="100%" officeooo:rsid="0072cf64"/>
    </style:style>
    <style:style style:name="T9" style:family="text">
      <style:text-properties fo:color="#000000" loext:opacity="100%" officeooo:rsid="007769f4"/>
    </style:style>
    <style:style style:name="T10" style:family="text">
      <style:text-properties officeooo:rsid="006254dd"/>
    </style:style>
    <style:style style:name="T11" style:family="text">
      <style:text-properties officeooo:rsid="0067a6bd"/>
    </style:style>
    <style:style style:name="T12" style:family="text">
      <style:text-properties officeooo:rsid="0069d20e"/>
    </style:style>
    <style:style style:name="T13" style:family="text">
      <style:text-properties officeooo:rsid="0072cf64"/>
    </style:style>
    <style:style style:name="T14" style:family="text">
      <style:text-properties officeooo:rsid="007769f4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officeooo:rsid="007769f4"/>
    </style:style>
    <style:style style:name="T17" style:family="text">
      <style:text-properties style:use-window-font-color="true" loext:opacity="0%" fo:font-size="18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Default_20_Paragraph_20_Font"><text:span text:style-name="T3">АНОТАЦІЯ </text:span></text:span></text:p>
      <text:p text:style-name="Standard">Пояснювальна записка дипломного проєкту складається з чотирьох розділів, містить<text:span text:style-name="T4"> </text:span><text:span text:style-name="Default_20_Paragraph_20_Font"><text:span text:style-name="T7">35</text:span></text:span><text:span text:style-name="T4"> таблиць, </text:span><text:span text:style-name="Default_20_Paragraph_20_Font"><text:span text:style-name="T7">25</text:span></text:span><text:span text:style-name="T4"> рисунків та </text:span><text:span text:style-name="Default_20_Paragraph_20_Font"><text:span text:style-name="T7">4</text:span></text:span><text:span text:style-name="Default_20_Paragraph_20_Font"><text:span text:style-name="T8">8</text:span></text:span><text:span text:style-name="T4"> джерел</text:span><text:span text:style-name="T8">. Обсяг основної частини складає </text:span><text:span text:style-name="Default_20_Paragraph_20_Font"><text:span text:style-name="T7">66</text:span></text:span><text:span text:style-name="T4"> стор</text:span>ін<text:span text:style-name="T13">ок</text:span>. <text:s/></text:p>
      <text:p text:style-name="Standard"><text:span text:style-name="T10"><text:tab/>Курсова робота</text:span> присвячен<text:span text:style-name="T10">а р</text:span>озроб<text:span text:style-name="T10">ці</text:span> <text:span text:style-name="T10">файлової системи з консольним інтерфейсом CppFuse </text:span>для обробки та збереження даних на операційних системах сімейства Unix.</text:p>
      <text:p text:style-name="Standard"><text:tab/>Мет<text:span text:style-name="T10">а: розробка файлової системи та пришвидшення обробки файлів за допомогою кастомізації її </text:span>операцій.</text:p>
      <text:p text:style-name="Standard"><text:span text:style-name="T11"><text:tab/>У</text:span> розділі аналізу вимог були визначені вимоги до програмного забезпечення. <text:tab/>У розділі моделювання програмного забезпечення була представлена архітектура програмного продукту, а також програмні структури та структура даних, що використовуються в додатку.</text:p>
      <text:p text:style-name="Standard"><text:span text:style-name="T12"><text:tab/>У</text:span> розділі аналізу якості були описані основні тест-кейси та стани системи після проведення тестування.</text:p>
      <text:p text:style-name="Standard"><text:tab/>У розділі впровадження та супроводу було розглянуто процес розгортання файлової системи на персональному комп'ютері з операційною системою Ubuntu Linux LTS 22.</text:p>
      <text:p text:style-name="P7"><text:tab/>Результати роботи пройшли апробацію на <text:span text:style-name="Default_20_Paragraph_20_Font"><text:span text:style-name="T1"><text:s/></text:span></text:span><text:span text:style-name="Default_20_Paragraph_20_Font"><text:span text:style-name="T4">I </text:span></text:span><text:span text:style-name="Default_20_Paragraph_20_Font"><text:span text:style-name="T9">в</text:span></text:span><text:span text:style-name="Default_20_Paragraph_20_Font"><text:span text:style-name="T4">сеукраїнськ</text:span></text:span><text:span text:style-name="Default_20_Paragraph_20_Font"><text:span text:style-name="T9">ій</text:span></text:span><text:span text:style-name="Default_20_Paragraph_20_Font"><text:span text:style-name="T4"> науково-технічн</text:span></text:span><text:span text:style-name="Default_20_Paragraph_20_Font"><text:span text:style-name="T9">ій</text:span></text:span><text:span text:style-name="Default_20_Paragraph_20_Font"><text:span text:style-name="T4"> конференці</text:span></text:span><text:span text:style-name="Default_20_Paragraph_20_Font"><text:span text:style-name="T9">ї</text:span></text:span><text:span text:style-name="Default_20_Paragraph_20_Font"><text:span text:style-name="T4"> "Технологічні горизонти: дослідження та застосування інформаційних технологій для технологічного прогресу України і світу",</text:span></text:span><text:span text:style-name="Default_20_Paragraph_20_Font"><text:span text:style-name="T9"> науково-практичній конференції «Проблеми комп’ютерної інженерії» та SoftTech-2023.</text:span></text:span></text:p>
      <text:p text:style-name="P7"><text:span text:style-name="Default_20_Paragraph_20_Font"><text:span text:style-name="T2"><text:s/></text:span></text:span>конференції. </text:p>
      <text:p text:style-name="P5"><text:tab/>КЛЮЧОВІ СЛОВА: <text:span text:style-name="Default_20_Paragraph_20_Font"><text:span text:style-name="T6">ВІРТУАЛЬНА ФАЙЛОВА СИСТЕМА, UNIX, FUSE, ЯДРО ОС, ФАЙЛ, ДИРЕКТОРІЯ, SOFT-ПОСИЛАННЯ, VISITOR, СТАТИЧНИЙ ПОЛІМОРФІЗМ</text:span></text:span><text:span text:style-name="Default_20_Paragraph_20_Font"><text:span text:style-name="T5">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0T18:28:27.829038173</dc:date>
    <meta:editing-duration>PT2H44M27S</meta:editing-duration>
    <meta:editing-cycles>40</meta:editing-cycles>
    <meta:document-statistic meta:table-count="0" meta:image-count="0" meta:object-count="0" meta:page-count="1" meta:paragraph-count="11" meta:word-count="168" meta:character-count="1389" meta:non-whitespace-character-count="1217"/>
  </office:meta>
</office:document-meta>
</file>